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use-window-font-color="true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9" style:family="paragraph" style:parent-style-name="Standard">
      <style:text-properties style:use-window-font-color="true" style:font-name="Times New Roman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Times New Roman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Times New Roman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color="#333333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text-properties style:use-window-font-color="true" style:font-name="Monospace" fo:font-size="10pt" fo:font-style="normal" style:text-underline-style="none" style:font-name-asian="Monospace" style:font-size-asian="10pt" style:font-style-asian="normal" style:font-name-complex="Monospace" style:font-size-complex="10pt" style:font-style-complex="normal"/>
    </style:style>
    <style:style style:name="P20" style:family="paragraph" style:parent-style-name="Standard"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>
      <style:text-properties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2" style:family="paragraph" style:parent-style-name="Standard">
      <style:text-properties style:font-name="Times New Roman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P23" style:family="paragraph" style:parent-style-name="Standard">
      <style:text-properties style:font-name="Times New Roman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4" style:family="paragraph" style:parent-style-name="Text_20_body" style:list-style-name="L1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5" style:family="paragraph" style:parent-style-name="Text_20_body" style:list-style-name="L1">
      <style:text-properties style:font-name="Times New Roman" fo:font-size="12pt" fo:font-style="italic" style:text-underline-style="none" style:font-name-asian="Monospace" style:font-size-asian="12pt" style:font-style-asian="italic" style:font-name-complex="Monospace" style:font-size-complex="12pt" style:font-style-complex="italic"/>
    </style:style>
    <style:style style:name="P26" style:family="paragraph" style:parent-style-name="Text_20_body" style:list-style-name="L1">
      <style:text-properties style:font-name="Times New Roman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P27" style:family="paragraph" style:parent-style-name="Text_20_body">
      <style:text-properties style:font-name="Times New Roman" fo:font-size="12pt" fo:font-style="normal" style:text-underline-style="none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28" style:family="paragraph" style:parent-style-name="Text_20_body">
      <style:text-properties style:font-name="Times New Roman" fo:font-size="12pt" style:font-name-asian="Monospace" style:font-size-asian="12pt" style:font-name-complex="Monospace" style:font-size-complex="12pt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-asian="Monospace" style:font-name-complex="Monospace"/>
    </style:style>
    <style:style style:name="T3" style:family="text">
      <style:text-properties fo:font-style="normal" style:font-name-asian="Monospace" style:font-style-asian="normal" style:font-name-complex="Monospace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name-asian="Monospace" style:font-style-asian="normal" style:font-name-complex="Monospace" style:font-style-complex="normal"/>
    </style:style>
    <style:style style:name="T5" style:family="text">
      <style:text-properties fo:font-style="normal" style:text-underline-style="none" style:font-name-asian="Monospace" style:font-style-asian="normal" style:font-name-complex="Monospace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 style:font-name-asian="Monospace" style:font-name-complex="Monospace"/>
    </style:style>
    <style:style style:name="T8" style:family="text">
      <style:text-properties style:use-window-font-color="true"/>
    </style:style>
    <style:style style:name="T9" style:family="text">
      <style:text-properties style:font-name="Times New Roman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Monospace" style:font-weight-asian="bold" style:font-name-complex="Monospac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YaSemIR manual</text:p>
      <text:p text:style-name="P12">v 1.0.1</text:p>
      <text:p text:style-name="P10"/>
      <text:p text:style-name="P12">author:</text:p>
      <text:p text:style-name="P10">Davide Buscald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3/11/2013</text:p>
      <text:p text:style-name="P15">YaSemIR Configuration guide</text:p>
      <text:p text:style-name="Standard"/>
      <text:p text:style-name="P7"><text:span text:style-name="T10">Example</text:span> configuration file:</text:p>
      <text:p text:style-name="P1">&lt;config&gt;</text:p>
      <text:p text:style-name="P1"><text:tab/>&lt;score&gt;BM25&lt;/score&gt;</text:p>
      <text:p text:style-name="P1"><text:tab/>&lt;basedir&gt;demo&lt;/basedir&gt;</text:p>
      <text:p text:style-name="P1"><text:tab/>&lt;indexdir&gt;index&lt;/indexdir&gt;</text:p>
      <text:p text:style-name="P1"><text:tab/>&lt;termdir&gt;term_index&lt;/termdir&gt;</text:p>
      <text:p text:style-name="P1"><text:tab/>&lt;collection lang="en" &gt;demo/<text:span text:style-name="T1">docs</text:span>&lt;/collection&gt;</text:p>
      <text:p text:style-name="P1">&lt;annotator&gt;fr.lipn.yasemir.ontology.annotation.SentenceBasedAnnotator&lt;/annotator&gt;</text:p>
      <text:p text:style-name="P1"><text:tab/>&lt;ontologies&gt;</text:p>
      <text:p text:style-name="P1"><text:tab/><text:tab/>&lt;ontology root="http://org.snu.bike/MeSH#All" ofile="demo/ontologies/meshonto.owl" tfile="demo/ontologies/mo_terminology.skos" /&gt;</text:p>
      <text:p text:style-name="P1"><text:tab/><text:tab/>&lt;ontology root="http://smi.stanford.edu/people/dameron/ontology/anatomy/heart#AnatomicalConcept" ofile="demo/ontologies/heart.owl"/&gt;</text:p>
      <text:p text:style-name="P1"><text:tab/>&lt;/ontologies&gt;</text:p>
      <text:p text:style-name="P1"><text:tab/>&lt;params&gt;</text:p>
      <text:p text:style-name="P1"><text:tab/><text:tab/>&lt;weight val="fixed"/&gt; &lt;!-- used to assign weights to concepts: fixed, <text:span text:style-name="T1">idf</text:span>, <text:span text:style-name="T1">prob</text:span> or <text:span text:style-name="T1">gauss</text:span> --&gt;</text:p>
      <text:p text:style-name="P1"><text:tab/><text:tab/>&lt;distance val="pg3"/&gt;</text:p>
      <text:p text:style-name="P1"><text:tab/><text:tab/>&lt;ngrams val="false"/&gt; &lt;!-- enables CKPD schema --&gt;</text:p>
      <text:p text:style-name="P1"><text:tab/><text:tab/>&lt;search_mode val="hybrid" /&gt; &lt;!-- used for search: hybrid, classic or semantic --&gt;</text:p>
      <text:p text:style-name="P1"><text:tab/>&lt;/params&gt;</text:p>
      <text:p text:style-name="P1"><text:tab/>&lt;semanticfields&gt;</text:p>
      <text:p text:style-name="P1"><text:tab/><text:tab/>&lt;field&gt;TAG&lt;/field&gt;</text:p>
      <text:p text:style-name="P1"><text:tab/><text:tab/>&lt;field&gt;TITLE&lt;/field&gt;</text:p>
      <text:p text:style-name="P1"><text:tab/><text:tab/>&lt;field&gt;TEXT&lt;/field&gt;</text:p>
      <text:p text:style-name="P1"><text:tab/>&lt;/semanticfields&gt;</text:p>
      <text:p text:style-name="P1"><text:tab/>&lt;classicfields&gt;</text:p>
      <text:p text:style-name="P1"><text:tab/><text:tab/>&lt;field&gt;TITLE&lt;/field&gt;</text:p>
      <text:p text:style-name="P1"><text:tab/><text:tab/>&lt;field&gt;TEXT&lt;/field&gt;</text:p>
      <text:p text:style-name="P1"><text:tab/>&lt;/classicfields&gt;</text:p>
      <text:p text:style-name="P1"><text:tab/>&lt;idfield isattr="false"&gt;DOCNO&lt;/idfield&gt;</text:p>
      <text:p text:style-name="P1"><text:tab/>&lt;docdelim&gt;DOC&lt;/docdelim&gt;</text:p>
      <text:p text:style-name="P1">&lt;/config&gt;</text:p>
      <text:p text:style-name="P1"/>
      <text:p text:style-name="P1"/>
      <text:p text:style-name="P3">Explication :</text:p>
      <text:p text:style-name="P1"/>
      <text:list xml:id="list739459638" text:style-name="L1">
        <text:list-item>
          <text:p text:style-name="P24"><text:span text:style-name="T2">basedir </text:span><text:span text:style-name="T3">: the directory where the indexes are stored</text:span></text:p>
        </text:list-item>
        <text:list-item>
          <text:p text:style-name="P24"><text:span text:style-name="T2">score </text:span><text:span text:style-name="T3">: the scoring method to be used by Lucene (BM25 or TFIDF)</text:span></text:p>
        </text:list-item>
        <text:list-item>
          <text:p text:style-name="P24"><text:span text:style-name="T2">indexdir</text:span><text:span text:style-name="T3"> : the directory containing the index to be created (indexing) or used (search). As a relative path, it is located by default inside </text:span><text:span text:style-name="T2">basedir</text:span><text:span text:style-name="T3">.</text:span></text:p>
        </text:list-item>
        <text:list-item>
          <text:p text:style-name="P24"><text:span text:style-name="T2">termdir</text:span><text:span text:style-name="T3"> : the terminology index to be created and/or used (as a relative path, it will be created inside </text:span><text:span text:style-name="T2">indexdir</text:span><text:span text:style-name="T3">)</text:span></text:p>
        </text:list-item>
        <text:list-item>
          <text:p text:style-name="P24"><text:span text:style-name="T2">collection</text:span><text:span text:style-name="T3"> : the folder containing the document collection to be parsed (not relative to </text:span><text:span text:style-name="T7">basedir</text:span><text:span text:style-name="T3">)</text:span></text:p>
        </text:list-item>
        <text:list-item>
          <text:p text:style-name="P24"><text:span text:style-name="T2">annotator </text:span><text:span text:style-name="T3">: the annotation class intended for use. By default, it is the SentenceBasedAnnotator that uses an indexed terminology to identify text fragments corresponding to concepts in the ontology (</text:span><text:span text:style-name="T2">annotation</text:span><text:span text:style-name="T3"> process)</text:span></text:p>
        </text:list-item>
        <text:list-item>
          <text:p text:style-name="P24"><text:span text:style-name="T2">ontologies </text:span><text:span text:style-name="T3">: this section contains the parameters to initialise ontologies and respective </text:span><text:soft-page-break/><text:span text:style-name="T3">terminologies. Each ontology parameters are specified by an </text:span><text:span text:style-name="T2">ontology</text:span><text:span text:style-name="T3"> element.</text:span></text:p>
        </text:list-item>
        <text:list-item>
          <text:p text:style-name="P24"><text:span text:style-name="T2">ontology </text:span><text:span text:style-name="T3">: it specifies three attributes :</text:span></text:p>
          <text:list>
            <text:list-item>
              <text:p text:style-name="P24"><text:span text:style-name="T2">root </text:span><text:span text:style-name="T3">: optional, it indicates the class that represents the root of the ontology (if not specified, owl:Thing is used instead) ;</text:span></text:p>
            </text:list-item>
            <text:list-item>
              <text:p text:style-name="P24"><text:span text:style-name="T2">ofile </text:span><text:span text:style-name="T3">: the ontology file location (mandatory)</text:span></text:p>
            </text:list-item>
            <text:list-item>
              <text:p text:style-name="P24"><text:span text:style-name="T2">tfile </text:span><text:span text:style-name="T3">: the terminology file location (optional : if no terminology is provided, a « trivial » terminology will be created using the names of the concepts. Concept names are analyzed to guess their actual Natural Language representation, for instance a concept named « SinusOfValsalva2_ext » is transformed into « Sinus Of Valsalva 2 ext »)</text:span></text:p>
            </text:list-item>
          </text:list>
        </text:list-item>
        <text:list-item>
          <text:p text:style-name="P24"><text:span text:style-name="T2">params </text:span><text:span text:style-name="T3">: search-specific parameters (defaults are underlined)</text:span></text:p>
          <text:list>
            <text:list-item>
              <text:p text:style-name="P24"><text:span text:style-name="T3">weight : the weight for a concept in similarity formula (</text:span><text:span text:style-name="T4">fixed</text:span><text:span text:style-name="T3">, cf or idf)</text:span></text:p>
            </text:list-item>
            <text:list-item>
              <text:p text:style-name="P24"><text:span text:style-name="T3">distance : the formula used for concept distance (</text:span><text:span text:style-name="T4">wu </text:span><text:span text:style-name="T5">, pg1, pg2 or pg3)</text:span></text:p>
            </text:list-item>
            <text:list-item>
              <text:p text:style-name="P24"><text:span text:style-name="T3">ngrams : specifies whether use the n-grams CKPD schema or not (true or </text:span><text:span text:style-name="T4">false</text:span><text:span text:style-name="T3">)</text:span></text:p>
            </text:list-item>
            <text:list-item>
              <text:p text:style-name="P24"><text:span text:style-name="T3">search_mode : specifies the kind of search model to be used : classic, semantic or </text:span><text:span text:style-name="T4">hybrid</text:span><text:span text:style-name="T5">.</text:span></text:p>
            </text:list-item>
          </text:list>
        </text:list-item>
        <text:list-item>
          <text:p text:style-name="P25">Semanticfields <text:span text:style-name="T6">:</text:span> <text:span text:style-name="T6">fields of the input XML files that should be indexed and annotated semantically</text:span></text:p>
        </text:list-item>
        <text:list-item>
          <text:p text:style-name="P25">classicfields<text:span text:style-name="T6">:</text:span> <text:span text:style-name="T6">fields of the input XML files that should be indexed using Lucene (classic, term-based index)</text:span></text:p>
        </text:list-item>
        <text:list-item>
          <text:p text:style-name="P25">idfield <text:span text:style-name="T6">: field that contains the document ID. If the attribute </text:span>isattr<text:span text:style-name="T6"> is true, the document ID is an attribute of the specified field</text:span></text:p>
        </text:list-item>
        <text:list-item>
          <text:p text:style-name="P25">docdelim <text:span text:style-name="T6">:</text:span> <text:span text:style-name="T6">tag used to delimit the end and the beginning of a document</text:span></text:p>
          <text:p text:style-name="P26"/>
        </text:list-item>
      </text:list>
      <text:p text:style-name="P27">Example of a document processed with this configuration :</text:p>
      <text:p text:style-name="P19">&lt;DOC&gt;</text:p>
      <text:p text:style-name="P1">&lt;DOCNO&gt;87049090&lt;/DOCNO&gt;</text:p>
      <text:p text:style-name="P1">&lt;DOCID&gt;87049090&lt;/DOCID&gt;</text:p>
      <text:p text:style-name="P1">&lt;SOURCE&gt;Am J <text:span text:style-name="T1">Emerg</text:span> Med 8703; 4(6):504-6&lt;/SOURCE&gt;</text:p>
      <text:p text:style-name="P1">&lt;TITLE&gt;</text:p>
      <text:p text:style-name="P1">Serum glucose changes after administration of 50% <text:span text:style-name="T1">dextrose</text:span> solution: <text:span text:style-name="T1">pre</text:span>- and in-hospital calculations.</text:p>
      <text:p text:style-name="P1">&lt;/TITLE&gt;</text:p>
      <text:p text:style-name="P1">&lt;TEXT&gt;</text:p>
      <text:p text:style-name="P1">A prospective clinical trial was conducted to estimate the rise in serum glucose level after an <text:span text:style-name="T1">intravenous</text:span> <text:span text:style-name="T1">bolus</text:span> of 50 ml of 50% <text:span text:style-name="T1">dextrose</text:span> solution (D-50) in the emergency department setting. Fifty one subjects with altered levels of consciousness were studied. Of these, 23 patients were known <text:span text:style-name="T1">diabetics</text:span>, and 28 were not <text:span text:style-name="T1">diabetic</text:span>. The change in glucose level for the total study group ranged from a low of 37 <text:span text:style-name="T1">mg</text:span>/<text:span text:style-name="T1">dl</text:span> to a high of 370 <text:span text:style-name="T1">mg</text:span>/<text:span text:style-name="T1">dl</text:span>, with a mean of 166 +/- 77 <text:span text:style-name="T1">mg</text:span>/<text:span text:style-name="T1">dl</text:span>. The mean for the <text:span text:style-name="T1">diabetic</text:span> and non-<text:span text:style-name="T1">diabetic</text:span> groups were 177 +/- 80 <text:span text:style-name="T1">mg</text:span>/<text:span text:style-name="T1">dl</text:span> and 154 +/- 75 <text:span text:style-name="T1">mg</text:span>/<text:span text:style-name="T1">dl</text:span>. These results suggest that serum glucose levels cannot be quantitatively predicted after a single <text:span text:style-name="T1">intravenous</text:span> <text:span text:style-name="T1">bolus</text:span> of D-50.</text:p>
      <text:p text:style-name="P1">&lt;/TEXT&gt;</text:p>
      <text:p text:style-name="P1">&lt;TYPE&gt;JOURNAL ARTICLE.&lt;/TYPE&gt;</text:p>
      <text:p text:style-name="P5"><text:span text:style-name="T8">&lt;/DOC&gt;</text:span><text:span text:style-name="T9"> </text:span></text:p>
      <text:p text:style-name="P17"/>
      <text:p text:style-name="P17"/>
      <text:p text:style-name="P15">YaSemIR quick start :</text:p>
      <text:p text:style-name="P13"/>
      <text:p text:style-name="P13">Look at the files contained in the « demo » folder for the required resources and their format.</text:p>
      <text:p text:style-name="P13"/>
      <text:p text:style-name="P7">Indexing :</text:p>
      <text:p text:style-name="P13">It is as simple as writing :</text:p>
      <text:p text:style-name="P14"><text:tab/>YasemirIndexBuilder ib = <text:span text:style-name="T11">new</text:span> YasemirIndexBuilder("demo/democonf.xml");</text:p>
      <text:p text:style-name="P18"><text:tab/>ib.run();</text:p>
      <text:p text:style-name="P28">The configuration file specifies all the information needed to index a document collection.</text:p>
      <text:p text:style-name="P28">See YasemirDemoIndexer.java</text:p>
      <text:p text:style-name="P21">Search :</text:p>
      <text:p text:style-name="P22"/>
      <text:p text:style-name="P23">First of all, initialise YaSemIR with the parameters in the configuration file:</text:p>
      <text:p text:style-name="P23"/>
      <text:p text:style-name="P8">Yasemir.init("demo/democonf.xml");</text:p>
      <text:p text:style-name="P8"/>
      <text:p text:style-name="P9">Then, instantiate a semantic searcher :</text:p>
      <text:p text:style-name="P20"/>
      <text:p text:style-name="P2"><text:span text:style-name="T2">SemanticSearcher ssearcher = </text:span><text:span text:style-name="T12">new</text:span><text:span text:style-name="T2"> SemanticSearcher();</text:span></text:p>
      <text:p text:style-name="P1"/>
      <text:p text:style-name="P4">To obtain the result list, write :</text:p>
      <text:p text:style-name="P4"/>
      <text:p text:style-name="P1">Vector&lt;RankedDocument&gt; results = ssearcher.search(query);</text:p>
      <text:p text:style-name="P1"/>
      <text:p text:style-name="P6">Where « query » is the query string.</text:p>
      <text:p text:style-name="P29">See YasemirDemoSearch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7:46:13</meta:creation-date>
    <dc:date>2013-11-13T17:38:08</dc:date>
    <meta:editing-duration>PT20M52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4" meta:paragraph-count="87" meta:word-count="727" meta:character-count="5117" meta:non-whitespace-character-count="4460"/>
  </office:meta>
</office:document-meta>
</file>